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KME272 - Assesment 1.4</text:title></text:p>
      <text:p text:style-name="OrgTitle"/>
      <text:p text:style-name="OrgSubtitle"><text:initial-creator>Baley Eccles - 652137</text:initial-creator></text:p>
      <text:p text:style-name="OrgSubtitle"/>
      <text:p text:style-name="OrgSubtitle"><text:span text:style-name="OrgInactiveTimestamp">[2024-08-24 Sat 12:04]</text:span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ab79656">1. KME272 - Assesment 1.4</text:a></text:p>
          <text:p text:style-name="Contents_20_2"><text:a xlink:type="simple" xlink:href="#org220b84d">1.1. Q3</text:a></text:p>
          <text:p text:style-name="Contents_20_2"><text:a xlink:type="simple" xlink:href="#org1950e4e">1.2. Q4</text:a></text:p>
          <text:p text:style-name="Contents_20_2"><text:a xlink:type="simple" xlink:href="#org0d0a3d8">1.3. Q5</text:a></text:p>
        </text:index-body>
      </text:table-of-content>
      <text:h text:style-name="Heading_20_1" text:outline-level="1" text:is-list-header="false">
<text:bookmark-start text:name="OrgXref.orgab79656"/>
<text:bookmark text:name="orgab79656"/>KME272 - Assesment 1.4
<text:bookmark-end text:name="OrgXref.orgab79656"/></text:h>
      <text:h text:style-name="Heading_20_2" text:outline-level="2" text:is-list-header="false">
<text:bookmark-start text:name="OrgXref.org220b84d"/>
<text:bookmark text:name="org220b84d"/>Q3
<text:bookmark-end text:name="OrgXref.org220b84d"/></text:h>
      <text:list text:style-name="OrgNumberedList" text:continue-numbering="false">
        <text:list-item>
          <text:p text:style-name="Text_20_body">Make an initial guess <text:span text:style-name="OrgCode">$(x_0,y_0,z_0,t_0)$</text:span>
</text:p>
        </text:list-item>
        <text:list-item>
          <text:p text:style-name="Text_20_body">Construct the matrix <text:span text:style-name="OrgCode">$J^{(m)}$</text:span>
</text:p>
        </text:list-item>
        <text:list-item>
          <text:p text:style-name="Text_20_body">Solve <text:span text:style-name="OrgCode">$J^{(m)}c^{(m)}=-f^{(m)}$</text:span> for <text:span text:style-name="OrgCode">$c^{(m)}$</text:span> <text:line-break/>This can be done using <text:span text:style-name="OrgCode">mldivide</text:span>
</text:p>
        </text:list-item>
        <text:list-item>
          <text:p text:style-name="Text_20_body">Update the guess <text:span text:style-name="OrgCode">$x^{(m+1)}=x^{(m)}+c^{(m)}$</text:span>
</text:p>
        </text:list-item>
        <text:list-item>
          <text:p text:style-name="Text_20_body">Check if it has converged <text:span text:style-name="OrgCode">$\lvert \lvert f^{(m)}\rvert \rvert_{2} &lt; 10^{-6}$</text:span>
</text:p>
        </text:list-item>
        <text:list-item>
          <text:p text:style-name="Text_20_body">If not converged repeat steps 2 to 5
</text:p>
        </text:list-item>
      </text:list>
      <text:h text:style-name="Heading_20_2" text:outline-level="2" text:is-list-header="false">
<text:bookmark-start text:name="OrgXref.org1950e4e"/>
<text:bookmark text:name="org1950e4e"/>Q4
<text:bookmark-end text:name="OrgXref.org1950e4e"/></text:h>
      <text:p text:style-name="Listing">
<text:bookmark text:name="org07cd713"/>Listing <text:sequence text:ref-name="org07cd713" text:name="Listing" text:formula="ooow:Listing+1" style:num-format="1">1.2.1</text:sequence>: </text:p>
      <text:p text:style-name="OrgSrcBlock">c<text:s/><text:span text:style-name="OrgSrcFontLockBuiltinFace">=</text:span><text:s/><text:span text:style-name="OrgSrcHighlightNumbersNumber">299792.458</text:span><text:span text:style-name="OrgSrcFontLockBuiltinFace">;</text:span></text:p>
      <text:p text:style-name="OrgSrcBlock">pos<text:s/><text:span text:style-name="OrgSrcFontLockBuiltinFace">=</text:span><text:s/>[<text:s/><text:span text:style-name="OrgSrcFontLockBuiltinFace">-</text:span><text:span text:style-name="OrgSrcHighlightNumbersNumber">15093</text:span><text:span text:style-name="OrgSrcFontLockBuiltinFace">,</text:span><text:s/><text:span text:style-name="OrgSrcFontLockBuiltinFace">-</text:span><text:span text:style-name="OrgSrcHighlightNumbersNumber">519</text:span><text:span text:style-name="OrgSrcFontLockBuiltinFace">,</text:span><text:s/><text:span text:style-name="OrgSrcFontLockBuiltinFace">-</text:span><text:span text:style-name="OrgSrcHighlightNumbersNumber">13414</text:span><text:span text:style-name="OrgSrcFontLockBuiltinFace">;</text:span></text:p>
      <text:p text:style-name="OrgSrcBlock"><text:s/><text:s/><text:s/><text:s/><text:s/><text:s/><text:s/><text:s/><text:span text:style-name="OrgSrcFontLockBuiltinFace">-</text:span><text:span text:style-name="OrgSrcHighlightNumbersNumber">5681</text:span><text:span text:style-name="OrgSrcFontLockBuiltinFace">,</text:span><text:s/><text:span text:style-name="OrgSrcHighlightNumbersNumber">9216</text:span><text:span text:style-name="OrgSrcFontLockBuiltinFace">,</text:span><text:s/><text:span text:style-name="OrgSrcFontLockBuiltinFace">-</text:span><text:span text:style-name="OrgSrcHighlightNumbersNumber">17053</text:span><text:span text:style-name="OrgSrcFontLockBuiltinFace">;</text:span></text:p>
      <text:p text:style-name="OrgSrcBlock"><text:s/><text:s/><text:s/><text:s/><text:s/><text:s/><text:s/><text:s/><text:span text:style-name="OrgSrcFontLockBuiltinFace">-</text:span><text:span text:style-name="OrgSrcHighlightNumbersNumber">6228</text:span><text:span text:style-name="OrgSrcFontLockBuiltinFace">,</text:span><text:s/><text:span text:style-name="OrgSrcHighlightNumbersNumber">16581</text:span><text:span text:style-name="OrgSrcFontLockBuiltinFace">,</text:span><text:s/><text:span text:style-name="OrgSrcFontLockBuiltinFace">-</text:span><text:span text:style-name="OrgSrcHighlightNumbersNumber">9711</text:span><text:span text:style-name="OrgSrcFontLockBuiltinFace">;</text:span></text:p>
      <text:p text:style-name="OrgSrcBlock"><text:s/><text:s/><text:s/><text:s/><text:s/><text:s/><text:s/><text:s/><text:span text:style-name="OrgSrcFontLockBuiltinFace">-</text:span><text:span text:style-name="OrgSrcHighlightNumbersNumber">16728</text:span><text:span text:style-name="OrgSrcFontLockBuiltinFace">,</text:span><text:s/><text:span text:style-name="OrgSrcHighlightNumbersNumber">9532</text:span><text:span text:style-name="OrgSrcFontLockBuiltinFace">,</text:span><text:s/><text:span text:style-name="OrgSrcFontLockBuiltinFace">-</text:span><text:span text:style-name="OrgSrcHighlightNumbersNumber">6110</text:span>]<text:span text:style-name="OrgSrcFontLockBuiltinFace">;</text:span></text:p>
      <text:p text:style-name="OrgSrcBlock">t<text:s/><text:span text:style-name="OrgSrcFontLockBuiltinFace">=</text:span><text:s/>[<text:span text:style-name="OrgSrcHighlightNumbersNumber">0.069121</text:span><text:span text:style-name="OrgSrcFontLockBuiltinFace">,</text:span><text:s/><text:span text:style-name="OrgSrcHighlightNumbersNumber">0.071234</text:span><text:span text:style-name="OrgSrcFontLockBuiltinFace">,</text:span><text:s/><text:span text:style-name="OrgSrcHighlightNumbersNumber">0.070942</text:span><text:span text:style-name="OrgSrcFontLockBuiltinFace">,</text:span><text:s/><text:span text:style-name="OrgSrcHighlightNumbersNumber">0.070537</text:span>]<text:span text:style-name="OrgSrcFontLockBuiltinFace">;</text:span></text:p>
      <text:p text:style-name="OrgSrcBlock"/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CommentFace">%<text:s/>Initial<text:s/>Guess</text:span></text:p>
      <text:p text:style-name="OrgSrcBlock">x<text:s/><text:span text:style-name="OrgSrcFontLockBuiltinFace">=</text:span><text:s/>[<text:span text:style-name="OrgSrcHighlightNumbersNumber">0</text:span><text:span text:style-name="OrgSrcFontLockBuiltinFace">;</text:span><text:s/><text:span text:style-name="OrgSrcHighlightNumbersNumber">0</text:span><text:span text:style-name="OrgSrcFontLockBuiltinFace">;</text:span><text:s/><text:span text:style-name="OrgSrcHighlightNumbersNumber">0</text:span><text:span text:style-name="OrgSrcFontLockBuiltinFace">;</text:span><text:s/><text:span text:style-name="OrgSrcHighlightNumbersNumber">0</text:span>]<text:span text:style-name="OrgSrcFontLockBuiltinFace">;</text:span></text:p>
      <text:p text:style-name="OrgSrcBlock">tol<text:s/><text:span text:style-name="OrgSrcFontLockBuiltinFace">=</text:span><text:s/><text:span text:style-name="OrgSrcHighlightNumbersNumber">10</text:span><text:span text:style-name="OrgSrcFontLockBuiltinFace">^-</text:span><text:span text:style-name="OrgSrcHighlightNumbersNumber">6</text:span><text:span text:style-name="OrgSrcFontLockBuiltinFace">;</text:span></text:p>
      <text:p text:style-name="OrgSrcBlock">i<text:s/><text:span text:style-name="OrgSrcFontLockBuiltinFace">=</text:span><text:s/><text:span text:style-name="OrgSrcHighlightNumbersNumber">0</text:span><text:span text:style-name="OrgSrcFontLockBuiltinFace">;</text:span></text:p>
      <text:p text:style-name="OrgSrcBlock">maxit<text:s/><text:span text:style-name="OrgSrcFontLockBuiltinFace">=</text:span><text:s/><text:span text:style-name="OrgSrcHighlightNumbersNumber">1000</text:span><text:span text:style-name="OrgSrcFontLockBuiltinFace">;</text:span></text:p>
      <text:p text:style-name="OrgSrcBlock"><text:span text:style-name="OrgSrcFontLockKeywordFace">while</text:span><text:s/>true</text:p>
      <text:p text:style-name="OrgSrcBlock"><text:s/><text:s/>i<text:s/><text:span text:style-name="OrgSrcFontLockBuiltinFace">=</text:span><text:s/>i<text:s/><text:span text:style-name="OrgSrcFontLockBuiltinFace">+</text:span><text:s/><text:span text:style-name="OrgSrcHighlightNumbersNumber">1</text:span><text:span text:style-name="OrgSrcFontLockBuiltinFace">;</text:span></text:p>
      <text:p text:style-name="OrgSrcBlock"/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CommentFace">%<text:s/>Calculate<text:s/>f</text:span></text:p>
      <text:p text:style-name="OrgSrcBlock"><text:s/><text:s/>f<text:s/><text:span text:style-name="OrgSrcFontLockBuiltinFace">=</text:span><text:s/>zeros(<text:span text:style-name="OrgSrcHighlightNumbersNumber">4</text:span><text:span text:style-name="OrgSrcFontLockBuiltinFace">,</text:span><text:s/><text:span text:style-name="OrgSrcHighlightNumbersNumber">1</text:span>)<text:span text:style-name="OrgSrcFontLockBuiltinFace">;</text:span></text:p>
      <text:p text:style-name="OrgSrcBlock"><text:s/><text:s/><text:span text:style-name="OrgSrcFontLockKeywordFace">for</text:span><text:s/>k<text:s/><text:span text:style-name="OrgSrcFontLockBuiltinFace">=</text:span><text:s/><text:span text:style-name="OrgSrcHighlightNumbersNumber">1</text:span><text:span text:style-name="OrgSrcFontLockBuiltinFace">:</text:span>length(f)</text:p>
      <text:p text:style-name="OrgSrcBlock"><text:s/><text:s/><text:s/><text:s/>f(k)<text:s/><text:span text:style-name="OrgSrcFontLockBuiltinFace">=</text:span><text:s/>(x(<text:span text:style-name="OrgSrcHighlightNumbersNumber">1</text:span>)<text:span text:style-name="OrgSrcFontLockBuiltinFace">-</text:span>pos(k<text:span text:style-name="OrgSrcFontLockBuiltinFace">,</text:span><text:span text:style-name="OrgSrcHighlightNumbersNumber">1</text:span>))<text:span text:style-name="OrgSrcFontLockBuiltinFace">^</text:span><text:span text:style-name="OrgSrcHighlightNumbersNumber">2</text:span><text:s/><text:span text:style-name="OrgSrcFontLockBuiltinFace">+</text:span><text:s/><text:span text:style-name="OrgSrcFontLockBuiltinFace">...</text:span></text:p>
      <text:p text:style-name="OrgSrcBlock"><text:s/><text:s/><text:s/><text:s/><text:s/><text:s/><text:s/><text:s/><text:s/><text:s/><text:s/>(x(<text:span text:style-name="OrgSrcHighlightNumbersNumber">2</text:span>)<text:span text:style-name="OrgSrcFontLockBuiltinFace">-</text:span>pos(k<text:span text:style-name="OrgSrcFontLockBuiltinFace">,</text:span><text:span text:style-name="OrgSrcHighlightNumbersNumber">2</text:span>))<text:span text:style-name="OrgSrcFontLockBuiltinFace">^</text:span><text:span text:style-name="OrgSrcHighlightNumbersNumber">2</text:span><text:s/><text:span text:style-name="OrgSrcFontLockBuiltinFace">+</text:span><text:s/><text:span text:style-name="OrgSrcFontLockBuiltinFace">...</text:span></text:p>
      <text:p text:style-name="OrgSrcBlock"><text:s/><text:s/><text:s/><text:s/><text:s/><text:s/><text:s/><text:s/><text:s/><text:s/><text:s/>(x(<text:span text:style-name="OrgSrcHighlightNumbersNumber">3</text:span>)<text:span text:style-name="OrgSrcFontLockBuiltinFace">-</text:span>pos(k<text:span text:style-name="OrgSrcFontLockBuiltinFace">,</text:span><text:span text:style-name="OrgSrcHighlightNumbersNumber">3</text:span>))<text:span text:style-name="OrgSrcFontLockBuiltinFace">^</text:span><text:span text:style-name="OrgSrcHighlightNumbersNumber">2</text:span><text:s/><text:span text:style-name="OrgSrcFontLockBuiltinFace">-</text:span><text:s/><text:span text:style-name="OrgSrcFontLockBuiltinFace">...</text:span></text:p>
      <text:p text:style-name="OrgSrcBlock"><text:s/><text:s/><text:s/><text:s/><text:s/><text:s/><text:s/><text:s/><text:s/><text:s/><text:s/>c<text:span text:style-name="OrgSrcFontLockBuiltinFace">^</text:span><text:span text:style-name="OrgSrcHighlightNumbersNumber">2</text:span><text:span text:style-name="OrgSrcFontLockBuiltinFace">*</text:span>(x(<text:span text:style-name="OrgSrcHighlightNumbersNumber">4</text:span>)<text:span text:style-name="OrgSrcFontLockBuiltinFace">-</text:span>t(k))<text:span text:style-name="OrgSrcFontLockBuiltinFace">^</text:span><text:span text:style-name="OrgSrcHighlightNumbersNumber">2</text:span><text:span text:style-name="OrgSrcFontLockBuiltinFace">;</text:span></text:p>
      <text:p text:style-name="OrgSrcBlock"><text:s/><text:s/><text:span text:style-name="OrgSrcFontLockKeywordFace">end</text:span></text:p>
      <text:p text:style-name="OrgSrcBlock"/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CommentFace">%<text:s/>Check<text:s/>for<text:s/>convergence</text:span></text:p>
      <text:p text:style-name="OrgSrcBlock"><text:s/><text:s/><text:span text:style-name="OrgSrcFontLockKeywordFace">if</text:span><text:s/>norm(f<text:span text:style-name="OrgSrcFontLockBuiltinFace">,</text:span><text:s/><text:span text:style-name="OrgSrcHighlightNumbersNumber">2</text:span>)<text:s/><text:span text:style-name="OrgSrcFontLockBuiltinFace">&lt;</text:span><text:s/>tol</text:p>
      <text:p text:style-name="OrgSrcBlock"><text:s/><text:s/><text:s/><text:s/>disp([<text:span text:style-name="OrgSrcFontLockStringFace">'</text:span><text:span text:style-name="OrgSrcFontLockStringFace">Converged<text:s/>after<text:s/></text:span><text:span text:style-name="OrgSrcFontLockStringFace">'</text:span><text:span text:style-name="OrgSrcFontLockBuiltinFace">,</text:span><text:s/>num2str(i)<text:span text:style-name="OrgSrcFontLockBuiltinFace">,</text:span><text:s/><text:span text:style-name="OrgSrcFontLockStringFace">'</text:span><text:span text:style-name="OrgSrcFontLockStringFace"><text:s/>iterations.</text:span><text:span text:style-name="OrgSrcFontLockStringFace">'</text:span>])<text:span text:style-name="OrgSrcFontLockBuiltinFace">;</text:span></text:p>
      <text:p text:style-name="OrgSrcBlock"><text:s/><text:s/><text:s/><text:s/><text:span text:style-name="OrgSrcFontLockKeywordFace">break</text:span><text:span text:style-name="OrgSrcFontLockBuiltinFace">;</text:span></text:p>
      <text:p text:style-name="OrgSrcBlock"><text:s/><text:s/><text:span text:style-name="OrgSrcFontLockKeywordFace">end</text:span></text:p>
      <text:p text:style-name="OrgSrcBlock"/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CommentFace">%<text:s/>Calculate<text:s/>J(m)</text:span></text:p>
      <text:p text:style-name="OrgSrcBlock"><text:s/><text:s/>J<text:s/><text:span text:style-name="OrgSrcFontLockBuiltinFace">=</text:span><text:s/>zeros(<text:span text:style-name="OrgSrcHighlightNumbersNumber">4</text:span><text:span text:style-name="OrgSrcFontLockBuiltinFace">,</text:span><text:s/><text:span text:style-name="OrgSrcHighlightNumbersNumber">4</text:span>)<text:span text:style-name="OrgSrcFontLockBuiltinFace">;</text:span></text:p>
      <text:p text:style-name="OrgSrcBlock"><text:s/><text:s/><text:span text:style-name="OrgSrcFontLockKeywordFace">for</text:span><text:s/>k<text:s/><text:span text:style-name="OrgSrcFontLockBuiltinFace">=</text:span><text:s/><text:span text:style-name="OrgSrcHighlightNumbersNumber">1</text:span><text:span text:style-name="OrgSrcFontLockBuiltinFace">:</text:span>length(J)</text:p>
      <text:p text:style-name="OrgSrcBlock"><text:s/><text:s/><text:s/><text:s/>J(k<text:span text:style-name="OrgSrcFontLockBuiltinFace">,</text:span><text:s/><text:span text:style-name="OrgSrcFontLockBuiltinFace">:</text:span>)<text:s/><text:span text:style-name="OrgSrcFontLockBuiltinFace">=</text:span><text:s/>[<text:span text:style-name="OrgSrcHighlightNumbersNumber">2</text:span><text:span text:style-name="OrgSrcFontLockBuiltinFace">*</text:span>(x(<text:span text:style-name="OrgSrcHighlightNumbersNumber">1</text:span>)<text:span text:style-name="OrgSrcFontLockBuiltinFace">-</text:span>pos(k<text:span text:style-name="OrgSrcFontLockBuiltinFace">,</text:span><text:span text:style-name="OrgSrcHighlightNumbersNumber">1</text:span>))<text:span text:style-name="OrgSrcFontLockBuiltinFace">,</text:span><text:s/><text:span text:style-name="OrgSrcFontLockBuiltinFace">...</text:span></text:p>
      <text:p text:style-name="OrgSrcBlock"><text:s/><text:s/><text:s/><text:s/><text:s/><text:s/><text:s/><text:s/><text:s/><text:s/><text:s/><text:s/><text:s/><text:s/><text:s/><text:span text:style-name="OrgSrcHighlightNumbersNumber">2</text:span><text:span text:style-name="OrgSrcFontLockBuiltinFace">*</text:span>(x(<text:span text:style-name="OrgSrcHighlightNumbersNumber">2</text:span>)<text:span text:style-name="OrgSrcFontLockBuiltinFace">-</text:span>pos(k<text:span text:style-name="OrgSrcFontLockBuiltinFace">,</text:span><text:span text:style-name="OrgSrcHighlightNumbersNumber">2</text:span>))<text:span text:style-name="OrgSrcFontLockBuiltinFace">,</text:span><text:s/><text:span text:style-name="OrgSrcFontLockBuiltinFace">...</text:span></text:p>
      <text:p text:style-name="OrgSrcBlock"><text:s/><text:s/><text:s/><text:s/><text:s/><text:s/><text:s/><text:s/><text:s/><text:s/><text:s/><text:s/><text:s/><text:s/><text:s/><text:span text:style-name="OrgSrcHighlightNumbersNumber">2</text:span><text:span text:style-name="OrgSrcFontLockBuiltinFace">*</text:span>(x(<text:span text:style-name="OrgSrcHighlightNumbersNumber">3</text:span>)<text:span text:style-name="OrgSrcFontLockBuiltinFace">-</text:span>pos(k<text:span text:style-name="OrgSrcFontLockBuiltinFace">,</text:span><text:span text:style-name="OrgSrcHighlightNumbersNumber">3</text:span>))<text:span text:style-name="OrgSrcFontLockBuiltinFace">,</text:span><text:s/><text:span text:style-name="OrgSrcFontLockBuiltinFace">...</text:span></text:p>
      <text:p text:style-name="OrgSrcBlock"><text:s/><text:s/><text:s/><text:s/><text:s/><text:s/><text:s/><text:s/><text:s/><text:s/><text:s/><text:s/><text:s/><text:s/><text:s/><text:span text:style-name="OrgSrcFontLockBuiltinFace">-</text:span><text:span text:style-name="OrgSrcHighlightNumbersNumber">2</text:span><text:span text:style-name="OrgSrcFontLockBuiltinFace">*</text:span>c<text:span text:style-name="OrgSrcFontLockBuiltinFace">^</text:span><text:span text:style-name="OrgSrcHighlightNumbersNumber">2</text:span><text:span text:style-name="OrgSrcFontLockBuiltinFace">*</text:span>(x(<text:span text:style-name="OrgSrcHighlightNumbersNumber">4</text:span>)<text:span text:style-name="OrgSrcFontLockBuiltinFace">-</text:span>t(k))]<text:span text:style-name="OrgSrcFontLockBuiltinFace">;</text:span></text:p>
      <text:p text:style-name="OrgSrcBlock"><text:s/><text:s/><text:span text:style-name="OrgSrcFontLockKeywordFace">end</text:span></text:p>
      <text:p text:style-name="OrgSrcBlock"/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CommentFace">%<text:s/>Solve<text:s/>for<text:s/>c(m)</text:span></text:p>
      <text:p text:style-name="OrgSrcBlock"><text:s/><text:s/>c_m<text:s/><text:span text:style-name="OrgSrcFontLockBuiltinFace">=</text:span><text:s/>mldivide(J<text:span text:style-name="OrgSrcFontLockBuiltinFace">,-</text:span>f)<text:span text:style-name="OrgSrcFontLockBuiltinFace">;</text:span></text:p>
      <text:p text:style-name="OrgSrcBlock"/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CommentFace">%<text:s/>Update<text:s/>guess</text:span></text:p>
      <text:p text:style-name="OrgSrcBlock"><text:s/><text:s/>x<text:s/><text:span text:style-name="OrgSrcFontLockBuiltinFace">=</text:span><text:s/>x<text:s/><text:span text:style-name="OrgSrcFontLockBuiltinFace">+</text:span><text:s/>c_m<text:span text:style-name="OrgSrcFontLockBuiltinFace">;</text:span></text:p>
      <text:p text:style-name="OrgSrcBlock"/>
      <text:p text:style-name="OrgSrcBlock"><text:s/><text:s/><text:span text:style-name="OrgSrcFontLockKeywordFace">if</text:span><text:s/>i<text:s/><text:span text:style-name="OrgSrcFontLockBuiltinFace">&gt;</text:span><text:s/>maxit</text:p>
      <text:p text:style-name="OrgSrcBlock"><text:s/><text:s/><text:s/><text:s/>fprintf(<text:span text:style-name="OrgSrcFontLockStringFace">"Max<text:s/>iterations<text:s/>reached<text:s/>(%i)</text:span><text:span text:style-name="OrgSrcFontLockStringFace">\</text:span><text:span text:style-name="OrgSrcFontLockStringFace">n"</text:span><text:span text:style-name="OrgSrcFontLockBuiltinFace">,</text:span><text:s/>i)</text:p>
      <text:p text:style-name="OrgSrcBlock"><text:s/><text:s/><text:s/><text:s/><text:span text:style-name="OrgSrcFontLockKeywordFace">break</text:span><text:span text:style-name="OrgSrcFontLockBuiltinFace">;</text:span></text:p>
      <text:p text:style-name="OrgSrcBlock"><text:s/><text:s/><text:span text:style-name="OrgSrcFontLockKeywordFace">end</text:span></text:p>
      <text:p text:style-name="OrgSrcBlock"><text:span text:style-name="OrgSrcFontLockKeywordFace">end</text:span></text:p>
      <text:p text:style-name="OrgSrcBlock"/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CommentFace">%<text:s/>Print<text:s/>results</text:span></text:p>
      <text:p text:style-name="OrgSrcBlockLastLine">fprintf(<text:span text:style-name="OrgSrcFontLockStringFace">"Calculated<text:s/>position<text:s/>(x,<text:s/>y,<text:s/>z,<text:s/>t):<text:s/>(%.2f,%.2f,%.2f,%.2f)</text:span><text:span text:style-name="OrgSrcFontLockStringFace">\</text:span><text:span text:style-name="OrgSrcFontLockStringFace">n"</text:span><text:span text:style-name="OrgSrcFontLockBuiltinFace">,</text:span><text:s/>x(<text:span text:style-name="OrgSrcHighlightNumbersNumber">1</text:span>)<text:span text:style-name="OrgSrcFontLockBuiltinFace">,</text:span>x(<text:span text:style-name="OrgSrcHighlightNumbersNumber">2</text:span>)<text:span text:style-name="OrgSrcFontLockBuiltinFace">,</text:span>x(<text:span text:style-name="OrgSrcHighlightNumbersNumber">3</text:span>)<text:span text:style-name="OrgSrcFontLockBuiltinFace">,</text:span>x(<text:span text:style-name="OrgSrcHighlightNumbersNumber">4</text:span>))</text:p>
      <text:p text:style-name="Text_20_body">The code was tried with different inital guesses, the number of itterations required for convergence was typicall more than with the inital guess being 0. <text:span text:style-name="OrgCode">$x^{(0)}=0$</text:span> is a good inital guess becaues if the location of the reciver is close to <text:span text:style-name="OrgCode">$(x,y,z)=(0,0,0)$</text:span>, then the Newton Raphson method will converge quickly.
</text:p>
      <text:h text:style-name="Heading_20_2" text:outline-level="2" text:is-list-header="false">
<text:bookmark-start text:name="OrgXref.org0d0a3d8"/>
<text:bookmark text:name="org0d0a3d8"/>Q5
<text:bookmark-end text:name="OrgXref.org0d0a3d8"/></text:h>
      <text:p text:style-name="Listing">
<text:bookmark text:name="orga07e2e6"/>Listing <text:sequence text:ref-name="orga07e2e6" text:name="Listing" text:formula="ooow:Listing+1" style:num-format="1">1.3.1</text:sequence>: </text:p>
      <text:p text:style-name="OrgSrcBlock">x<text:s/><text:span text:style-name="OrgSrcFontLockBuiltinFace">=</text:span><text:s/>[<text:span text:style-name="OrgSrcHighlightNumbersNumber">3438.332915</text:span><text:span text:style-name="OrgSrcFontLockBuiltinFace">,-</text:span><text:span text:style-name="OrgSrcHighlightNumbersNumber">3491.409159</text:span><text:span text:style-name="OrgSrcFontLockBuiltinFace">,</text:span><text:span text:style-name="OrgSrcHighlightNumbersNumber">4071.923288</text:span>]<text:span text:style-name="OrgSrcFontLockBuiltinFace">;</text:span></text:p>
      <text:p text:style-name="OrgSrcBlock">d<text:s/><text:span text:style-name="OrgSrcFontLockBuiltinFace">=</text:span><text:s/>norm(x)<text:span text:style-name="OrgSrcFontLockBuiltinFace">;</text:span></text:p>
      <text:p text:style-name="OrgSrcBlock">h<text:s/><text:span text:style-name="OrgSrcFontLockBuiltinFace">=</text:span><text:s/>d<text:s/><text:span text:style-name="OrgSrcFontLockBuiltinFace">-</text:span><text:s/><text:span text:style-name="OrgSrcHighlightNumbersNumber">6371</text:span><text:span text:style-name="OrgSrcFontLockBuiltinFace">;</text:span></text:p>
      <text:p text:style-name="OrgSrcBlockLastLine">fprintf(<text:span text:style-name="OrgSrcFontLockStringFace">"Recivers<text:s/>distance<text:s/>from<text:s/>the<text:s/>surface<text:s/>of<text:s/>the<text:s/>earth<text:s/>(km):<text:s/>%.4f</text:span><text:span text:style-name="OrgSrcFontLockStringFace">\</text:span><text:span text:style-name="OrgSrcFontLockStringFace">n"</text:span><text:span text:style-name="OrgSrcFontLockBuiltinFace">,</text:span><text:s/>h)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StringFace" style:family="text">
      <style:text-properties fo:color="#98be65"/>
    </style:style>
    <style:style style:name="OrgSrcFontLockKeywordFace" style:family="text">
      <style:text-properties fo:color="#51afef"/>
    </style:style>
    <style:style style:name="OrgSrcFontLockCommentFace" style:family="text">
      <style:text-properties fo:color="#5b6268"/>
    </style:style>
    <style:style style:name="OrgSrcBlock" style:family="paragraph" style:parent-style-name="Preformatted_20_Text">
      <style:paragraph-properties fo:background-color="#282c34" fo:padding="0.049cm" fo:border="0.51pt solid #000000" style:shadow="none">
        <style:background-image/>
      </style:paragraph-properties>
      <style:text-properties fo:color="#bbc2cf"/>
    </style:style>
    <style:style style:name="OrgSrcHighlightNumbersNumber" style:family="text">
      <style:text-properties fo:color="#bbc2cf"/>
    </style:style>
    <style:style style:name="OrgSrcFontLockBuiltinFace" style:family="text">
      <style:text-properties fo:color="#c678dd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Baley Eccles - 652137</dc:creator>
    <meta:initial-creator>Baley Eccles - 652137</meta:initial-creator>
    <dc:date>2024-08-24T12:04:00</dc:date>
    <meta:creation-date>2024-08-24T12:04:00</meta:creation-date>
    <meta:generator>Emacs 29.4 (Org mode 9.8)</meta:generator>
    <meta:keyword/>
    <dc:subject/>
    <dc:title>KME272 - Assesment 1.4</dc:title>
  </office:meta>
</office:document-meta>
</file>